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office:value-type="string" office:string-value="Array(Array(1, 2, 3, 4), 'five')">
            <text:p>Array(Array(1, 2, 3, 4), 'five')</text:p>
          </table:table-cell>
          <table:table-cell table:style-name="ce154" table:formula="of:=IF([.F4]&lt;&gt;[.G4];0;1)" office:value-type="float" office:value="0">
            <text:p>Err:522</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1.04.2017</text:date>, <text:time>21:58: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1T21:58:29.42</dc:date>
    <meta:editing-duration>P130DT2H32M49S</meta:editing-duration>
    <meta:editing-cycles>239</meta:editing-cycles>
    <meta:generator>OpenOffice/4.1.2$Win32 OpenOffice.org_project/412m3$Build-9782</meta:generator>
    <meta:document-statistic meta:table-count="10" meta:cell-count="782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Type TTestPass
	n As Integer
	x As String
End Type

Type TTestFail
	n As Integer
	expected As Variant
	actual As Variant
End Type

Global testrun As Boolean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assertThrows(fName As String, args As Array, Optional errNo As Integer)
	Dim result As Object
On Local Error Goto Boom
	testRun = True
	applyF(fName, args)
	testRun = False
	result = New TTestFail
	result.expected = IIf(IsMissing(errNo), "an error", "error " &amp; errNo)
	result.actual = "no error"
	MsgBox("FAIL: expected fn '" &amp; fName &amp; "' to yield an error on args" &amp; chr(13) &amp; _argsStr(fName, args))
	assertThrows = result
	Exit Function
Boom:
	testRun = False
	If Not(IsMissing(errNo)) Then
		If (errNo &lt;&gt; Err) Then
			result = New TTestFail
			result.expected = "error " &amp; errNo &amp; ": " &amp; toString(Error(errNo))
			result.actual   = "error " &amp; Err &amp; ": " &amp; toString(Error$)
			MsgBox("FAIL: expected fn '" &amp; fName &amp; "' to yield" _
				&amp; chr(13) &amp; "       " &amp; result.expected _
				&amp; chr(13) &amp; " not " &amp; result.actual _
				&amp; chr(13) &amp; "on args:" _
				&amp; chr(13) &amp; _argsStr(fName, args)
		Else
			result = New TTestPass
			result.x = Err &amp; ": " &amp; Error$
		End If
	Else
		result = New TTestPass
		result.x = Err &amp; ": " &amp; Error$
	End If
	assertThrows = result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_tyname(o As Object)
	_tyname = o.tyname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equ(a As Variant, b As Variant) As Boolean
	Dim ta As String, tb As String
	Dim result as Boolean
	ta = typeOf(a)
	tb = typeOf(b)
	If Not(ta = tb) Then
		If ((ta = "Object") And (Mid(tb, 1, Len(ta)) = ta)) Then
			MsgBox("equ" &amp; toString(List(a, b)))
		ElseIf ((tb = "Object") And (Mid(ta, 1, Len(tb)) = tb)) Then
			MsgBox("equ" &amp; toString(List(a, b)))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result = applyF(_tyname(a) &amp; "_equ", Array(a, b))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 As String
				tyName = Mid(tp, Len("Object") + 2)
				If (tyname = "") Then
					result = "Object(tyname='')"
				Else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aVariant As Variant, anObject As Object
	assertThrows("equ", Array(aVariant, anObject)).x
	Set anObject = New TTest_TyName
	assertThrows("equ", Array(aVariant, anObject)).x
	aVariant = anObject
	'assertThrows(equ(aVariant, anObject), True).x
	anObject.tyname = "foobar"
	assertThrows("equ", Array(aVariant, anObject)).x
		
'	assertEqual(equ(nil, nil), True).x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String, xs As Variant)
	Dim result As TList
	If isNil(xs) Then
		result = nil
	ElseIf isArray(xs) Then
		result = map(fn, toList(xs))
	Else
		result = cons(applyF(fn, Array(xs.head)), map(fn, xs.tail))
	End If
	map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Function toArray(xs As TList)
	Dim result(0 To xs.len - 1)
	Dim t As TList
	Set t = xs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fnApp()
	test_List_typeOfAndToString()
	test_List_List()
	test_List_car()
	test_List_cdr()
	test_List_adjoin()
	test_List_flatten()
	test_List_reverse()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End Function

Function test_List_car()
	assertThrows("car", nil).x
	assertEqual(car(List(1   )), 1).x
	assertEqual(car(List(2, 1)), 2).x
End Function

Function test_List_cdr()
	assertThrows("cdr", 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4_Fn.xml><?xml version="1.0" encoding="utf-8"?>
<!DOCTYPE module  PUBLIC '-//OpenOffice.org//DTD OfficeDocument 1.0//EN'  'module.dtd'>
<script:module xmlns:script="http://openoffice.org/2000/script" script:name="M04_Fn" script:language="StarBasic">REM  *****  BASIC  *****

Sub Main

	test_Fn()
End Sub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equ":				result = 2
		Case "toString":		result = 1
		Case "TList_toString":	result = 1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equ":				result = equ(			args(k), args(k + 1))
		Case "toString":		result = toString(		args(k)				)
		Case "TList_toString":	result = TList_toString(args(k)				)
		Case "cons":			result = cons(			args(k), args(k + 1))
		Case "snoc":			result = snoc(			args(k), args(k + 1))
		Case "car":				result = car(			args(k))
		Case "cdr":				result = cdr(			args(k))
		Case "cadr":			result = cadr(			args(k))
		Case "caddr":			result = caddr(			args(k))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